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27.01pt"/>
    </style:style>
    <style:style style:name="co3" style:family="table-column">
      <style:table-column-properties fo:break-before="auto" style:column-width="5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caed5"/>
    </style:style>
    <style:style style:name="ce6" style:family="table-cell" style:parent-style-name="Default">
      <style:table-cell-properties fo:background-color="#bcaed5" style:text-align-source="fix" style:repeat-content="false" style:rotation-angle="90" style:vertical-align="middl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style:rotation-angle="90" style:vertical-align="middle"/>
      <style:paragraph-properties fo:text-align="end"/>
    </style:style>
    <style:style style:name="ce5" style:family="table-cell" style:parent-style-name="Default">
      <style:table-cell-properties fo:background-color="#c7a0cb"/>
    </style:style>
    <style:style style:name="ce9" style:family="table-cell" style:parent-style-name="Default">
      <style:table-cell-properties fo:background-color="#c7a0cb" style:text-align-source="fix" style:repeat-content="false" style:rotation-angle="90" style:vertical-align="middle"/>
      <style:paragraph-properties fo:text-align="end" fo:margin-left="0pt"/>
    </style:style>
    <style:style style:name="ce8" style:family="table-cell" style:parent-style-name="Default">
      <style:table-cell-properties fo:background-color="#adc5e7"/>
    </style:style>
    <style:style style:name="ce11" style:family="table-cell" style:parent-style-name="Default">
      <style:table-cell-properties fo:background-color="#adc5e7" style:text-align-source="fix" style:repeat-content="false" style:rotation-angle="90" style:vertical-align="middle"/>
      <style:paragraph-properties fo:text-align="end" fo:margin-left="0pt"/>
    </style:style>
    <style:style style:name="ce12" style:family="table-cell" style:parent-style-name="Default">
      <style:table-cell-properties fo:background-color="#bce4e5"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87d1d1"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>
      <style:table-cell-properties fo:background-color="#00b6bd" style:text-align-source="fix" style:repeat-content="false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bcaed5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00aaad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c7a0cb"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fo:background-color="#adc5e7"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ackground-color="#f7a19a"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fcd4d1"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42.88pt" svg:height="201.57pt" svg:x="879.48pt" svg:y="3.74pt">
            <draw:object draw:notify-on-update-of-ranges="Sheet1.C4:Sheet1.C8 Sheet1.N4:Sheet1.N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66.24pt" svg:height="198.03pt" svg:x="905.33pt" svg:y="225.13pt">
            <draw:object draw:notify-on-update-of-ranges="Sheet1.C15:Sheet1.C19 Sheet1.N15:Sheet1.N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37.19pt" svg:height="247.27pt" svg:x="167.16pt" svg:y="376.92pt">
            <draw:object draw:notify-on-update-of-ranges="Sheet1.C25:Sheet1.C29 Sheet1.N25:Sheet1.N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38.93pt" svg:height="343.33pt" svg:x="46.86pt" svg:y="169.43pt">
            <draw:object draw:notify-on-update-of-ranges="Sheet1.C4:Sheet1.C8 Sheet1.N4:Sheet1.N8 Sheet1.N15:Sheet1.N19 Sheet1.C15:Sheet1.C19 Sheet1.N25:Sheet1.N29 Sheet1.C25:Sheet1.C2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ce17"/>
        <table:table-column table:style-name="co4" table:default-cell-style-name="ce22"/>
        <table:table-row table:style-name="ro1">
          <table:table-cell/>
          <table:table-cell table:style-name="ce1"/>
          <table:table-cell table:style-name="ce1" office:value-type="string" calcext:value-type="string" table:number-columns-spanned="3" table:number-rows-spanned="1">
            <text:p>Sortowanie przez scalanie</text:p>
          </table:table-cell>
          <table:covered-table-cell table:number-columns-repeated="2" table:style-name="ce1"/>
          <table:table-cell table:style-name="ce1" table:number-columns-repeated="9"/>
        </table:table-row>
        <table:table-row table:style-name="ro1">
          <table:table-cell/>
          <table:table-cell table:style-name="ce1" table:number-columns-repeated="2"/>
          <table:table-cell table:style-name="ce15" office:value-type="string" calcext:value-type="string">
            <text:p>TEST</text:p>
          </table:table-cell>
          <table:table-cell table:style-name="ce15" table:number-columns-repeated="10"/>
        </table:table-row>
        <table:table-row table:style-name="ro1">
          <table:table-cell/>
          <table:table-cell table:style-name="ce6" office:value-type="string" calcext:value-type="string" table:number-columns-spanned="1" table:number-rows-spanned="7">
            <text:p>il. elementów</text:p>
          </table:table-cell>
          <table:table-cell table:style-name="ce1"/>
          <table:table-cell table:style-name="ce16" office:value-type="string" calcext:value-type="string">
            <text:p>#1</text:p>
          </table:table-cell>
          <table:table-cell table:style-name="ce16" office:value-type="string" calcext:value-type="string">
            <text:p>#2</text:p>
          </table:table-cell>
          <table:table-cell table:style-name="ce16" office:value-type="string" calcext:value-type="string">
            <text:p>#3</text:p>
          </table:table-cell>
          <table:table-cell table:style-name="ce16" office:value-type="string" calcext:value-type="string">
            <text:p>#4</text:p>
          </table:table-cell>
          <table:table-cell table:style-name="ce16" office:value-type="string" calcext:value-type="string">
            <text:p>#5</text:p>
          </table:table-cell>
          <table:table-cell table:style-name="ce16" office:value-type="string" calcext:value-type="string">
            <text:p>#6</text:p>
          </table:table-cell>
          <table:table-cell table:style-name="ce16" office:value-type="string" calcext:value-type="string">
            <text:p>#7</text:p>
          </table:table-cell>
          <table:table-cell table:style-name="ce16" office:value-type="string" calcext:value-type="string">
            <text:p>#8</text:p>
          </table:table-cell>
          <table:table-cell table:style-name="ce16" office:value-type="string" calcext:value-type="string">
            <text:p>#9</text:p>
          </table:table-cell>
          <table:table-cell table:style-name="ce16" office:value-type="string" calcext:value-type="string">
            <text:p>#10</text:p>
          </table:table-cell>
          <table:table-cell table:style-name="ce21" office:value-type="string" calcext:value-type="string">
            <text:p>ŚREDNIA</text:p>
          </table:table-cell>
        </table:table-row>
        <table:table-row table:style-name="ro1">
          <table:table-cell/>
          <table:covered-table-cell table:style-name="ce2"/>
          <table:table-cell table:style-name="ce12" office:value-type="float" office:value="100" calcext:value-type="float">
            <text:p>100</text:p>
          </table:table-cell>
          <table:table-cell office:value-type="float" office:value="0.01837" calcext:value-type="float">
            <text:p>0.01837</text:p>
          </table:table-cell>
          <table:table-cell office:value-type="float" office:value="0.014288" calcext:value-type="float">
            <text:p>0.014288</text:p>
          </table:table-cell>
          <table:table-cell office:value-type="float" office:value="0.014167" calcext:value-type="float">
            <text:p>0.014167</text:p>
          </table:table-cell>
          <table:table-cell office:value-type="float" office:value="0.013893" calcext:value-type="float">
            <text:p>0.013893</text:p>
          </table:table-cell>
          <table:table-cell office:value-type="float" office:value="0.013803" calcext:value-type="float">
            <text:p>0.013803</text:p>
          </table:table-cell>
          <table:table-cell office:value-type="float" office:value="0.01352" calcext:value-type="float">
            <text:p>0.01352</text:p>
          </table:table-cell>
          <table:table-cell office:value-type="float" office:value="0.013946" calcext:value-type="float">
            <text:p>0.013946</text:p>
          </table:table-cell>
          <table:table-cell office:value-type="float" office:value="0.013693" calcext:value-type="float">
            <text:p>0.013693</text:p>
          </table:table-cell>
          <table:table-cell office:value-type="float" office:value="0.013523" calcext:value-type="float">
            <text:p>0.013523</text:p>
          </table:table-cell>
          <table:table-cell office:value-type="float" office:value="0.013645" calcext:value-type="float">
            <text:p>0.013645</text:p>
          </table:table-cell>
          <table:table-cell table:style-name="ce21" table:formula="of:=AVERAGE([.D4:.M4])" office:value-type="float" office:value="0.0142848" calcext:value-type="float">
            <text:p>0.0142848</text:p>
          </table:table-cell>
        </table:table-row>
        <table:table-row table:style-name="ro1">
          <table:table-cell/>
          <table:covered-table-cell/>
          <table:table-cell table:style-name="ce12" office:value-type="float" office:value="1000" calcext:value-type="float">
            <text:p>1000</text:p>
          </table:table-cell>
          <table:table-cell office:value-type="float" office:value="0.157116" calcext:value-type="float">
            <text:p>0.157116</text:p>
          </table:table-cell>
          <table:table-cell office:value-type="float" office:value="0.143555" calcext:value-type="float">
            <text:p>0.143555</text:p>
          </table:table-cell>
          <table:table-cell office:value-type="float" office:value="0.141228" calcext:value-type="float">
            <text:p>0.141228</text:p>
          </table:table-cell>
          <table:table-cell office:value-type="float" office:value="0.150853" calcext:value-type="float">
            <text:p>0.150853</text:p>
          </table:table-cell>
          <table:table-cell office:value-type="float" office:value="0.141647" calcext:value-type="float">
            <text:p>0.141647</text:p>
          </table:table-cell>
          <table:table-cell office:value-type="float" office:value="0.141409" calcext:value-type="float">
            <text:p>0.141409</text:p>
          </table:table-cell>
          <table:table-cell office:value-type="float" office:value="0.142795" calcext:value-type="float">
            <text:p>0.142795</text:p>
          </table:table-cell>
          <table:table-cell office:value-type="float" office:value="0.138773" calcext:value-type="float">
            <text:p>0.138773</text:p>
          </table:table-cell>
          <table:table-cell office:value-type="float" office:value="0.160305" calcext:value-type="float">
            <text:p>0.160305</text:p>
          </table:table-cell>
          <table:table-cell office:value-type="float" office:value="0.14118" calcext:value-type="float">
            <text:p>0.14118</text:p>
          </table:table-cell>
          <table:table-cell table:style-name="ce21" table:formula="of:=AVERAGE([.D5:.M5])" office:value-type="float" office:value="0.1458861" calcext:value-type="float">
            <text:p>0.1458861</text:p>
          </table:table-cell>
        </table:table-row>
        <table:table-row table:style-name="ro1">
          <table:table-cell/>
          <table:covered-table-cell/>
          <table:table-cell table:style-name="ce12" office:value-type="float" office:value="10000" calcext:value-type="float">
            <text:p>10000</text:p>
          </table:table-cell>
          <table:table-cell office:value-type="float" office:value="1.72824" calcext:value-type="float">
            <text:p>1.72824</text:p>
          </table:table-cell>
          <table:table-cell office:value-type="float" office:value="1.70914" calcext:value-type="float">
            <text:p>1.70914</text:p>
          </table:table-cell>
          <table:table-cell office:value-type="float" office:value="1.711" calcext:value-type="float">
            <text:p>1.711</text:p>
          </table:table-cell>
          <table:table-cell office:value-type="float" office:value="1.6963" calcext:value-type="float">
            <text:p>1.6963</text:p>
          </table:table-cell>
          <table:table-cell office:value-type="float" office:value="1.71274" calcext:value-type="float">
            <text:p>1.71274</text:p>
          </table:table-cell>
          <table:table-cell office:value-type="float" office:value="2.26465" calcext:value-type="float">
            <text:p>2.26465</text:p>
          </table:table-cell>
          <table:table-cell office:value-type="float" office:value="2.23139" calcext:value-type="float">
            <text:p>2.23139</text:p>
          </table:table-cell>
          <table:table-cell office:value-type="float" office:value="1.70495" calcext:value-type="float">
            <text:p>1.70495</text:p>
          </table:table-cell>
          <table:table-cell office:value-type="float" office:value="1.70622" calcext:value-type="float">
            <text:p>1.70622</text:p>
          </table:table-cell>
          <table:table-cell office:value-type="float" office:value="1.71007" calcext:value-type="float">
            <text:p>1.71007</text:p>
          </table:table-cell>
          <table:table-cell table:style-name="ce21" table:formula="of:=AVERAGE([.D6:.M6])" office:value-type="float" office:value="1.81747" calcext:value-type="float">
            <text:p>1.81747</text:p>
          </table:table-cell>
        </table:table-row>
        <table:table-row table:style-name="ro1">
          <table:table-cell/>
          <table:covered-table-cell/>
          <table:table-cell table:style-name="ce12" office:value-type="float" office:value="100000" calcext:value-type="float">
            <text:p>100000</text:p>
          </table:table-cell>
          <table:table-cell office:value-type="float" office:value="21.2311" calcext:value-type="float">
            <text:p>21.2311</text:p>
          </table:table-cell>
          <table:table-cell office:value-type="float" office:value="20.6675" calcext:value-type="float">
            <text:p>20.6675</text:p>
          </table:table-cell>
          <table:table-cell office:value-type="float" office:value="20.6775" calcext:value-type="float">
            <text:p>20.6775</text:p>
          </table:table-cell>
          <table:table-cell office:value-type="float" office:value="20.7498" calcext:value-type="float">
            <text:p>20.7498</text:p>
          </table:table-cell>
          <table:table-cell office:value-type="float" office:value="20.7967" calcext:value-type="float">
            <text:p>20.7967</text:p>
          </table:table-cell>
          <table:table-cell office:value-type="float" office:value="21.9523" calcext:value-type="float">
            <text:p>21.9523</text:p>
          </table:table-cell>
          <table:table-cell office:value-type="float" office:value="20.7222" calcext:value-type="float">
            <text:p>20.7222</text:p>
          </table:table-cell>
          <table:table-cell office:value-type="float" office:value="20.613" calcext:value-type="float">
            <text:p>20.613</text:p>
          </table:table-cell>
          <table:table-cell office:value-type="float" office:value="20.6573" calcext:value-type="float">
            <text:p>20.6573</text:p>
          </table:table-cell>
          <table:table-cell office:value-type="float" office:value="21.2378" calcext:value-type="float">
            <text:p>21.2378</text:p>
          </table:table-cell>
          <table:table-cell table:style-name="ce21" table:formula="of:=AVERAGE([.D7:.M7])" office:value-type="float" office:value="20.93052" calcext:value-type="float">
            <text:p>20.93052</text:p>
          </table:table-cell>
        </table:table-row>
        <table:table-row table:style-name="ro1">
          <table:table-cell/>
          <table:covered-table-cell/>
          <table:table-cell table:style-name="ce12" office:value-type="float" office:value="1000000" calcext:value-type="float">
            <text:p>1000000</text:p>
          </table:table-cell>
          <table:table-cell office:value-type="float" office:value="308.178" calcext:value-type="float">
            <text:p>308.178</text:p>
          </table:table-cell>
          <table:table-cell office:value-type="float" office:value="275.082" calcext:value-type="float">
            <text:p>275.082</text:p>
          </table:table-cell>
          <table:table-cell office:value-type="float" office:value="287.687" calcext:value-type="float">
            <text:p>287.687</text:p>
          </table:table-cell>
          <table:table-cell office:value-type="float" office:value="347.513" calcext:value-type="float">
            <text:p>347.513</text:p>
          </table:table-cell>
          <table:table-cell office:value-type="float" office:value="339.044" calcext:value-type="float">
            <text:p>339.044</text:p>
          </table:table-cell>
          <table:table-cell office:value-type="float" office:value="305.183" calcext:value-type="float">
            <text:p>305.183</text:p>
          </table:table-cell>
          <table:table-cell office:value-type="float" office:value="300.505" calcext:value-type="float">
            <text:p>300.505</text:p>
          </table:table-cell>
          <table:table-cell office:value-type="float" office:value="262.255" calcext:value-type="float">
            <text:p>262.255</text:p>
          </table:table-cell>
          <table:table-cell office:value-type="float" office:value="254.903" calcext:value-type="float">
            <text:p>254.903</text:p>
          </table:table-cell>
          <table:table-cell office:value-type="float" office:value="256.216" calcext:value-type="float">
            <text:p>256.216</text:p>
          </table:table-cell>
          <table:table-cell table:style-name="ce21" table:formula="of:=AVERAGE([.D8:.M8])" office:value-type="float" office:value="293.6566" calcext:value-type="float">
            <text:p>293.6566</text:p>
          </table:table-cell>
        </table:table-row>
        <table:table-row table:style-name="ro1">
          <table:table-cell/>
          <table:covered-table-cell/>
          <table:table-cell/>
          <table:table-cell table:style-name="Default" table:number-columns-repeated="11"/>
        </table:table-row>
        <table:table-row table:style-name="ro1" table:number-rows-repeated="2">
          <table:table-cell table:number-columns-repeated="3"/>
          <table:table-cell table:style-name="Default" table:number-columns-repeated="11"/>
        </table:table-row>
        <table:table-row table:style-name="ro1">
          <table:table-cell/>
          <table:table-cell table:style-name="ce5"/>
          <table:table-cell table:style-name="ce5" office:value-type="string" calcext:value-type="string" table:number-columns-spanned="3" table:number-rows-spanned="1">
            <text:p>Sortowanie przez kopcowanie</text:p>
          </table:table-cell>
          <table:covered-table-cell table:style-name="Default"/>
          <table:covered-table-cell table:style-name="ce5"/>
          <table:table-cell table:style-name="ce5" table:number-columns-repeated="9"/>
        </table:table-row>
        <table:table-row table:style-name="ro1">
          <table:table-cell/>
          <table:table-cell table:style-name="ce5" table:number-columns-repeated="2"/>
          <table:table-cell table:style-name="ce18" office:value-type="string" calcext:value-type="string">
            <text:p>TEST</text:p>
          </table:table-cell>
          <table:table-cell table:style-name="ce18" table:number-columns-repeated="10"/>
        </table:table-row>
        <table:table-row table:style-name="ro1">
          <table:table-cell/>
          <table:table-cell table:style-name="ce9" office:value-type="string" calcext:value-type="string" table:number-columns-spanned="1" table:number-rows-spanned="7">
            <text:p>il. elementów</text:p>
          </table:table-cell>
          <table:table-cell table:style-name="ce5"/>
          <table:table-cell table:style-name="ce16" office:value-type="string" calcext:value-type="string">
            <text:p>#1</text:p>
          </table:table-cell>
          <table:table-cell table:style-name="ce16" office:value-type="string" calcext:value-type="string">
            <text:p>#2</text:p>
          </table:table-cell>
          <table:table-cell table:style-name="ce16" office:value-type="string" calcext:value-type="string">
            <text:p>#3</text:p>
          </table:table-cell>
          <table:table-cell table:style-name="ce16" office:value-type="string" calcext:value-type="string">
            <text:p>#4</text:p>
          </table:table-cell>
          <table:table-cell table:style-name="ce16" office:value-type="string" calcext:value-type="string">
            <text:p>#5</text:p>
          </table:table-cell>
          <table:table-cell table:style-name="ce16" office:value-type="string" calcext:value-type="string">
            <text:p>#6</text:p>
          </table:table-cell>
          <table:table-cell table:style-name="ce16" office:value-type="string" calcext:value-type="string">
            <text:p>#7</text:p>
          </table:table-cell>
          <table:table-cell table:style-name="ce16" office:value-type="string" calcext:value-type="string">
            <text:p>#8</text:p>
          </table:table-cell>
          <table:table-cell table:style-name="ce16" office:value-type="string" calcext:value-type="string">
            <text:p>#9</text:p>
          </table:table-cell>
          <table:table-cell table:style-name="ce16" office:value-type="string" calcext:value-type="string">
            <text:p>#10</text:p>
          </table:table-cell>
          <table:table-cell office:value-type="string" calcext:value-type="string">
            <text:p>ŚREDNIA</text:p>
          </table:table-cell>
        </table:table-row>
        <table:table-row table:style-name="ro1">
          <table:table-cell/>
          <table:covered-table-cell table:style-name="ce2"/>
          <table:table-cell table:style-name="ce13" office:value-type="float" office:value="100" calcext:value-type="float">
            <text:p>100</text:p>
          </table:table-cell>
          <table:table-cell office:value-type="float" office:value="0.015052" calcext:value-type="float">
            <text:p>0.015052</text:p>
          </table:table-cell>
          <table:table-cell office:value-type="float" office:value="0.014336" calcext:value-type="float">
            <text:p>0.014336</text:p>
          </table:table-cell>
          <table:table-cell office:value-type="float" office:value="0.01456" calcext:value-type="float">
            <text:p>0.01456</text:p>
          </table:table-cell>
          <table:table-cell office:value-type="float" office:value="0.013618" calcext:value-type="float">
            <text:p>0.013618</text:p>
          </table:table-cell>
          <table:table-cell office:value-type="float" office:value="0.014291" calcext:value-type="float">
            <text:p>0.014291</text:p>
          </table:table-cell>
          <table:table-cell office:value-type="float" office:value="0.01387" calcext:value-type="float">
            <text:p>0.01387</text:p>
          </table:table-cell>
          <table:table-cell office:value-type="float" office:value="0.013393" calcext:value-type="float">
            <text:p>0.013393</text:p>
          </table:table-cell>
          <table:table-cell office:value-type="float" office:value="0.012852" calcext:value-type="float">
            <text:p>0.012852</text:p>
          </table:table-cell>
          <table:table-cell office:value-type="float" office:value="0.01396" calcext:value-type="float">
            <text:p>0.01396</text:p>
          </table:table-cell>
          <table:table-cell office:value-type="float" office:value="0.01646" calcext:value-type="float">
            <text:p>0.01646</text:p>
          </table:table-cell>
          <table:table-cell table:formula="of:=AVERAGE([.D15:.M15])" office:value-type="float" office:value="0.0142392" calcext:value-type="float">
            <text:p>0.0142392</text:p>
          </table:table-cell>
        </table:table-row>
        <table:table-row table:style-name="ro1">
          <table:table-cell/>
          <table:covered-table-cell/>
          <table:table-cell table:style-name="ce13" office:value-type="float" office:value="1000" calcext:value-type="float">
            <text:p>1000</text:p>
          </table:table-cell>
          <table:table-cell office:value-type="float" office:value="0.173698" calcext:value-type="float">
            <text:p>0.173698</text:p>
          </table:table-cell>
          <table:table-cell office:value-type="float" office:value="0.16806" calcext:value-type="float">
            <text:p>0.16806</text:p>
          </table:table-cell>
          <table:table-cell office:value-type="float" office:value="0.16472" calcext:value-type="float">
            <text:p>0.16472</text:p>
          </table:table-cell>
          <table:table-cell office:value-type="float" office:value="0.161589" calcext:value-type="float">
            <text:p>0.161589</text:p>
          </table:table-cell>
          <table:table-cell office:value-type="float" office:value="0.160892" calcext:value-type="float">
            <text:p>0.160892</text:p>
          </table:table-cell>
          <table:table-cell office:value-type="float" office:value="0.162503" calcext:value-type="float">
            <text:p>0.162503</text:p>
          </table:table-cell>
          <table:table-cell office:value-type="float" office:value="0.162977" calcext:value-type="float">
            <text:p>0.162977</text:p>
          </table:table-cell>
          <table:table-cell office:value-type="float" office:value="0.200355" calcext:value-type="float">
            <text:p>0.200355</text:p>
          </table:table-cell>
          <table:table-cell office:value-type="float" office:value="0.166826" calcext:value-type="float">
            <text:p>0.166826</text:p>
          </table:table-cell>
          <table:table-cell office:value-type="float" office:value="0.163596" calcext:value-type="float">
            <text:p>0.163596</text:p>
          </table:table-cell>
          <table:table-cell table:formula="of:=AVERAGE([.D16:.M16])" office:value-type="float" office:value="0.1685216" calcext:value-type="float">
            <text:p>0.1685216</text:p>
          </table:table-cell>
        </table:table-row>
        <table:table-row table:style-name="ro1">
          <table:table-cell/>
          <table:covered-table-cell/>
          <table:table-cell table:style-name="ce13" office:value-type="float" office:value="10000" calcext:value-type="float">
            <text:p>10000</text:p>
          </table:table-cell>
          <table:table-cell office:value-type="float" office:value="2.15119" calcext:value-type="float">
            <text:p>2.15119</text:p>
          </table:table-cell>
          <table:table-cell office:value-type="float" office:value="2.15114" calcext:value-type="float">
            <text:p>2.15114</text:p>
          </table:table-cell>
          <table:table-cell office:value-type="float" office:value="2.14471" calcext:value-type="float">
            <text:p>2.14471</text:p>
          </table:table-cell>
          <table:table-cell office:value-type="float" office:value="2.13481" calcext:value-type="float">
            <text:p>2.13481</text:p>
          </table:table-cell>
          <table:table-cell office:value-type="float" office:value="2.14527" calcext:value-type="float">
            <text:p>2.14527</text:p>
          </table:table-cell>
          <table:table-cell office:value-type="float" office:value="2.13687" calcext:value-type="float">
            <text:p>2.13687</text:p>
          </table:table-cell>
          <table:table-cell office:value-type="float" office:value="2.13227" calcext:value-type="float">
            <text:p>2.13227</text:p>
          </table:table-cell>
          <table:table-cell office:value-type="float" office:value="2.14062" calcext:value-type="float">
            <text:p>2.14062</text:p>
          </table:table-cell>
          <table:table-cell office:value-type="float" office:value="2.14165" calcext:value-type="float">
            <text:p>2.14165</text:p>
          </table:table-cell>
          <table:table-cell office:value-type="float" office:value="2.14641" calcext:value-type="float">
            <text:p>2.14641</text:p>
          </table:table-cell>
          <table:table-cell table:formula="of:=AVERAGE([.D17:.M17])" office:value-type="float" office:value="2.142494" calcext:value-type="float">
            <text:p>2.142494</text:p>
          </table:table-cell>
        </table:table-row>
        <table:table-row table:style-name="ro1">
          <table:table-cell/>
          <table:covered-table-cell/>
          <table:table-cell table:style-name="ce13" office:value-type="float" office:value="100000" calcext:value-type="float">
            <text:p>100000</text:p>
          </table:table-cell>
          <table:table-cell office:value-type="float" office:value="32.1805" calcext:value-type="float">
            <text:p>32.1805</text:p>
          </table:table-cell>
          <table:table-cell office:value-type="float" office:value="30.0123" calcext:value-type="float">
            <text:p>30.0123</text:p>
          </table:table-cell>
          <table:table-cell office:value-type="float" office:value="34.076" calcext:value-type="float">
            <text:p>34.076</text:p>
          </table:table-cell>
          <table:table-cell office:value-type="float" office:value="28.1924" calcext:value-type="float">
            <text:p>28.1924</text:p>
          </table:table-cell>
          <table:table-cell office:value-type="float" office:value="27.8729" calcext:value-type="float">
            <text:p>27.8729</text:p>
          </table:table-cell>
          <table:table-cell office:value-type="float" office:value="28.1855" calcext:value-type="float">
            <text:p>28.1855</text:p>
          </table:table-cell>
          <table:table-cell office:value-type="float" office:value="29.0904" calcext:value-type="float">
            <text:p>29.0904</text:p>
          </table:table-cell>
          <table:table-cell office:value-type="float" office:value="28.9524" calcext:value-type="float">
            <text:p>28.9524</text:p>
          </table:table-cell>
          <table:table-cell office:value-type="float" office:value="28.9344" calcext:value-type="float">
            <text:p>28.9344</text:p>
          </table:table-cell>
          <table:table-cell office:value-type="float" office:value="28.9061" calcext:value-type="float">
            <text:p>28.9061</text:p>
          </table:table-cell>
          <table:table-cell table:formula="of:=AVERAGE([.D18:.M18])" office:value-type="float" office:value="29.64029" calcext:value-type="float">
            <text:p>29.64029</text:p>
          </table:table-cell>
        </table:table-row>
        <table:table-row table:style-name="ro1">
          <table:table-cell/>
          <table:covered-table-cell/>
          <table:table-cell table:style-name="ce13" office:value-type="float" office:value="1000000" calcext:value-type="float">
            <text:p>1000000</text:p>
          </table:table-cell>
          <table:table-cell office:value-type="float" office:value="421.983" calcext:value-type="float">
            <text:p>421.983</text:p>
          </table:table-cell>
          <table:table-cell office:value-type="float" office:value="409.097" calcext:value-type="float">
            <text:p>409.097</text:p>
          </table:table-cell>
          <table:table-cell office:value-type="float" office:value="400.411" calcext:value-type="float">
            <text:p>400.411</text:p>
          </table:table-cell>
          <table:table-cell office:value-type="float" office:value="393.85" calcext:value-type="float">
            <text:p>393.85</text:p>
          </table:table-cell>
          <table:table-cell office:value-type="float" office:value="405.612" calcext:value-type="float">
            <text:p>405.612</text:p>
          </table:table-cell>
          <table:table-cell office:value-type="float" office:value="391.254" calcext:value-type="float">
            <text:p>391.254</text:p>
          </table:table-cell>
          <table:table-cell office:value-type="float" office:value="391.002" calcext:value-type="float">
            <text:p>391.002</text:p>
          </table:table-cell>
          <table:table-cell office:value-type="float" office:value="392.707" calcext:value-type="float">
            <text:p>392.707</text:p>
          </table:table-cell>
          <table:table-cell office:value-type="float" office:value="393.936" calcext:value-type="float">
            <text:p>393.936</text:p>
          </table:table-cell>
          <table:table-cell office:value-type="float" office:value="392.517" calcext:value-type="float">
            <text:p>392.517</text:p>
          </table:table-cell>
          <table:table-cell table:formula="of:=AVERAGE([.D19:.M19])" office:value-type="float" office:value="399.2369" calcext:value-type="float">
            <text:p>399.2369</text:p>
          </table:table-cell>
        </table:table-row>
        <table:table-row table:style-name="ro1">
          <table:table-cell/>
          <table:covered-table-cell/>
          <table:table-cell/>
          <table:table-cell table:style-name="Default" table:number-columns-repeated="11"/>
        </table:table-row>
        <table:table-row table:style-name="ro1">
          <table:table-cell table:number-columns-repeated="3"/>
          <table:table-cell table:style-name="Default" table:number-columns-repeated="11"/>
        </table:table-row>
        <table:table-row table:style-name="ro1">
          <table:table-cell/>
          <table:table-cell table:style-name="ce8"/>
          <table:table-cell table:style-name="ce8" office:value-type="string" calcext:value-type="string" table:number-columns-spanned="3" table:number-rows-spanned="1">
            <text:p>Sortowanie przez wstawianie</text:p>
          </table:table-cell>
          <table:covered-table-cell table:number-columns-repeated="2" table:style-name="ce8"/>
          <table:table-cell table:style-name="ce8" table:number-columns-repeated="9"/>
        </table:table-row>
        <table:table-row table:style-name="ro1">
          <table:table-cell/>
          <table:table-cell table:style-name="ce8" table:number-columns-repeated="2"/>
          <table:table-cell table:style-name="ce19" office:value-type="string" calcext:value-type="string">
            <text:p>TEST</text:p>
          </table:table-cell>
          <table:table-cell table:style-name="ce19" table:number-columns-repeated="10"/>
        </table:table-row>
        <table:table-row table:style-name="ro1">
          <table:table-cell/>
          <table:table-cell table:style-name="ce11" office:value-type="string" calcext:value-type="string" table:number-columns-spanned="1" table:number-rows-spanned="7">
            <text:p>il. elementów</text:p>
          </table:table-cell>
          <table:table-cell table:style-name="ce8"/>
          <table:table-cell table:style-name="ce16" office:value-type="string" calcext:value-type="string">
            <text:p>#1</text:p>
          </table:table-cell>
          <table:table-cell table:style-name="ce16" office:value-type="string" calcext:value-type="string">
            <text:p>#2</text:p>
          </table:table-cell>
          <table:table-cell table:style-name="ce16" office:value-type="string" calcext:value-type="string">
            <text:p>#3</text:p>
          </table:table-cell>
          <table:table-cell table:style-name="ce16" office:value-type="string" calcext:value-type="string">
            <text:p>#4</text:p>
          </table:table-cell>
          <table:table-cell table:style-name="ce16" office:value-type="string" calcext:value-type="string">
            <text:p>#5</text:p>
          </table:table-cell>
          <table:table-cell table:style-name="ce16" office:value-type="string" calcext:value-type="string">
            <text:p>#6</text:p>
          </table:table-cell>
          <table:table-cell table:style-name="ce16" office:value-type="string" calcext:value-type="string">
            <text:p>#7</text:p>
          </table:table-cell>
          <table:table-cell table:style-name="ce16" office:value-type="string" calcext:value-type="string">
            <text:p>#8</text:p>
          </table:table-cell>
          <table:table-cell table:style-name="ce16" office:value-type="string" calcext:value-type="string">
            <text:p>#9</text:p>
          </table:table-cell>
          <table:table-cell table:style-name="ce16" office:value-type="string" calcext:value-type="string">
            <text:p>#10</text:p>
          </table:table-cell>
          <table:table-cell office:value-type="string" calcext:value-type="string">
            <text:p>ŚREDNIA</text:p>
          </table:table-cell>
        </table:table-row>
        <table:table-row table:style-name="ro1">
          <table:table-cell/>
          <table:covered-table-cell table:style-name="ce2"/>
          <table:table-cell table:style-name="ce14" office:value-type="float" office:value="100" calcext:value-type="float">
            <text:p>100</text:p>
          </table:table-cell>
          <table:table-cell table:style-name="ce20" office:value-type="float" office:value="0.011507" calcext:value-type="float">
            <text:p>0.011507</text:p>
          </table:table-cell>
          <table:table-cell table:style-name="ce20" office:value-type="float" office:value="0.01184" calcext:value-type="float">
            <text:p>0.01184</text:p>
          </table:table-cell>
          <table:table-cell table:style-name="ce20" office:value-type="float" office:value="0.010624" calcext:value-type="float">
            <text:p>0.010624</text:p>
          </table:table-cell>
          <table:table-cell table:style-name="ce20" office:value-type="float" office:value="0.012614" calcext:value-type="float">
            <text:p>0.012614</text:p>
          </table:table-cell>
          <table:table-cell table:style-name="ce20" office:value-type="float" office:value="0.012295" calcext:value-type="float">
            <text:p>0.012295</text:p>
          </table:table-cell>
          <table:table-cell table:style-name="ce20" office:value-type="float" office:value="0.011171" calcext:value-type="float">
            <text:p>0.011171</text:p>
          </table:table-cell>
          <table:table-cell table:style-name="ce20" office:value-type="float" office:value="0.011122" calcext:value-type="float">
            <text:p>0.011122</text:p>
          </table:table-cell>
          <table:table-cell table:style-name="ce20" office:value-type="float" office:value="0.010732" calcext:value-type="float">
            <text:p>0.010732</text:p>
          </table:table-cell>
          <table:table-cell table:style-name="ce20" office:value-type="float" office:value="0.010608" calcext:value-type="float">
            <text:p>0.010608</text:p>
          </table:table-cell>
          <table:table-cell table:style-name="ce20" office:value-type="float" office:value="0.011868" calcext:value-type="float">
            <text:p>0.011868</text:p>
          </table:table-cell>
          <table:table-cell table:formula="of:=AVERAGE([.D25:.M25])" office:value-type="float" office:value="0.0114381" calcext:value-type="float">
            <text:p>0.0114381</text:p>
          </table:table-cell>
        </table:table-row>
        <table:table-row table:style-name="ro1">
          <table:table-cell/>
          <table:covered-table-cell/>
          <table:table-cell table:style-name="ce14" office:value-type="float" office:value="1000" calcext:value-type="float">
            <text:p>1000</text:p>
          </table:table-cell>
          <table:table-cell table:style-name="ce20" office:value-type="float" office:value="0.706655" calcext:value-type="float">
            <text:p>0.706655</text:p>
          </table:table-cell>
          <table:table-cell table:style-name="ce20" office:value-type="float" office:value="0.700808" calcext:value-type="float">
            <text:p>0.700808</text:p>
          </table:table-cell>
          <table:table-cell table:style-name="ce20" office:value-type="float" office:value="0.704027" calcext:value-type="float">
            <text:p>0.704027</text:p>
          </table:table-cell>
          <table:table-cell table:style-name="ce20" office:value-type="float" office:value="0.720059" calcext:value-type="float">
            <text:p>0.720059</text:p>
          </table:table-cell>
          <table:table-cell table:style-name="ce20" office:value-type="float" office:value="0.732163" calcext:value-type="float">
            <text:p>0.732163</text:p>
          </table:table-cell>
          <table:table-cell table:style-name="ce20" office:value-type="float" office:value="0.681946" calcext:value-type="float">
            <text:p>0.681946</text:p>
          </table:table-cell>
          <table:table-cell table:style-name="ce20" office:value-type="float" office:value="0.745248" calcext:value-type="float">
            <text:p>0.745248</text:p>
          </table:table-cell>
          <table:table-cell table:style-name="ce20" office:value-type="float" office:value="0.708758" calcext:value-type="float">
            <text:p>0.708758</text:p>
          </table:table-cell>
          <table:table-cell table:style-name="ce20" office:value-type="float" office:value="0.713888" calcext:value-type="float">
            <text:p>0.713888</text:p>
          </table:table-cell>
          <table:table-cell table:style-name="ce20" office:value-type="float" office:value="0.711632" calcext:value-type="float">
            <text:p>0.711632</text:p>
          </table:table-cell>
          <table:table-cell table:formula="of:=AVERAGE([.D26:.M26])" office:value-type="float" office:value="0.7125184" calcext:value-type="float">
            <text:p>0.7125184</text:p>
          </table:table-cell>
        </table:table-row>
        <table:table-row table:style-name="ro1">
          <table:table-cell/>
          <table:covered-table-cell/>
          <table:table-cell table:style-name="ce14" office:value-type="float" office:value="10000" calcext:value-type="float">
            <text:p>10000</text:p>
          </table:table-cell>
          <table:table-cell table:style-name="ce20" office:value-type="float" office:value="68.364" calcext:value-type="float">
            <text:p>68.364</text:p>
          </table:table-cell>
          <table:table-cell table:style-name="ce20" office:value-type="float" office:value="68.7717" calcext:value-type="float">
            <text:p>68.7717</text:p>
          </table:table-cell>
          <table:table-cell table:style-name="ce20" office:value-type="float" office:value="75.5952" calcext:value-type="float">
            <text:p>75.5952</text:p>
          </table:table-cell>
          <table:table-cell table:style-name="ce20" office:value-type="float" office:value="71.5786" calcext:value-type="float">
            <text:p>71.5786</text:p>
          </table:table-cell>
          <table:table-cell table:style-name="ce20" office:value-type="float" office:value="68.987" calcext:value-type="float">
            <text:p>68.987</text:p>
          </table:table-cell>
          <table:table-cell table:style-name="ce20" office:value-type="float" office:value="71.6225" calcext:value-type="float">
            <text:p>71.6225</text:p>
          </table:table-cell>
          <table:table-cell table:style-name="ce20" office:value-type="float" office:value="71.926" calcext:value-type="float">
            <text:p>71.926</text:p>
          </table:table-cell>
          <table:table-cell table:style-name="ce20" office:value-type="float" office:value="69.775" calcext:value-type="float">
            <text:p>69.775</text:p>
          </table:table-cell>
          <table:table-cell table:style-name="ce20" office:value-type="float" office:value="70.6329" calcext:value-type="float">
            <text:p>70.6329</text:p>
          </table:table-cell>
          <table:table-cell table:style-name="ce20" office:value-type="float" office:value="71.1496" calcext:value-type="float">
            <text:p>71.1496</text:p>
          </table:table-cell>
          <table:table-cell table:formula="of:=AVERAGE([.D27:.M27])" office:value-type="float" office:value="70.84025" calcext:value-type="float">
            <text:p>70.84025</text:p>
          </table:table-cell>
        </table:table-row>
        <table:table-row table:style-name="ro1">
          <table:table-cell/>
          <table:covered-table-cell/>
          <table:table-cell table:style-name="ce14" office:value-type="float" office:value="100000" calcext:value-type="float">
            <text:p>100000</text:p>
          </table:table-cell>
          <table:table-cell table:style-name="ce20" office:value-type="float" office:value="7009.24" calcext:value-type="float">
            <text:p>7009.24</text:p>
          </table:table-cell>
          <table:table-cell table:style-name="ce20" office:value-type="float" office:value="6996.99" calcext:value-type="float">
            <text:p>6996.99</text:p>
          </table:table-cell>
          <table:table-cell table:style-name="ce20" office:value-type="float" office:value="6959.94" calcext:value-type="float">
            <text:p>6959.94</text:p>
          </table:table-cell>
          <table:table-cell table:style-name="ce20" office:value-type="float" office:value="6911.99" calcext:value-type="float">
            <text:p>6911.99</text:p>
          </table:table-cell>
          <table:table-cell table:style-name="ce20" office:value-type="float" office:value="6872.82" calcext:value-type="float">
            <text:p>6872.82</text:p>
          </table:table-cell>
          <table:table-cell table:style-name="ce20" office:value-type="float" office:value="6874.97" calcext:value-type="float">
            <text:p>6874.97</text:p>
          </table:table-cell>
          <table:table-cell table:style-name="ce20" office:value-type="float" office:value="6900.11" calcext:value-type="float">
            <text:p>6900.11</text:p>
          </table:table-cell>
          <table:table-cell table:style-name="ce20" office:value-type="float" office:value="6893.86" calcext:value-type="float">
            <text:p>6893.86</text:p>
          </table:table-cell>
          <table:table-cell table:style-name="ce20" office:value-type="float" office:value="6924.28" calcext:value-type="float">
            <text:p>6924.28</text:p>
          </table:table-cell>
          <table:table-cell table:style-name="ce20" office:value-type="float" office:value="6944.28" calcext:value-type="float">
            <text:p>6944.28</text:p>
          </table:table-cell>
          <table:table-cell table:formula="of:=AVERAGE([.D28:.M28])" office:value-type="float" office:value="6928.848" calcext:value-type="float">
            <text:p>6928.848</text:p>
          </table:table-cell>
        </table:table-row>
        <table:table-row table:style-name="ro1">
          <table:table-cell/>
          <table:covered-table-cell/>
          <table:table-cell table:style-name="ce14" office:value-type="float" office:value="1000000" calcext:value-type="float">
            <text:p>1000000</text:p>
          </table:table-cell>
          <table:table-cell table:style-name="ce20" office:value-type="float" office:value="718943" calcext:value-type="float">
            <text:p>718943</text:p>
          </table:table-cell>
          <table:table-cell table:style-name="ce20" office:value-type="float" office:value="734105" calcext:value-type="float">
            <text:p>734105</text:p>
          </table:table-cell>
          <table:table-cell table:style-name="ce20" office:value-type="float" office:value="739236" calcext:value-type="float">
            <text:p>739236</text:p>
          </table:table-cell>
          <table:table-cell table:style-name="ce20" office:value-type="float" office:value="755493" calcext:value-type="float">
            <text:p>755493</text:p>
          </table:table-cell>
          <table:table-cell table:style-name="ce20" office:value-type="float" office:value="721289" calcext:value-type="float">
            <text:p>721289</text:p>
          </table:table-cell>
          <table:table-cell table:style-name="ce20" office:value-type="float" office:value="732542" calcext:value-type="float">
            <text:p>732542</text:p>
          </table:table-cell>
          <table:table-cell table:style-name="ce20" office:value-type="float" office:value="755091" calcext:value-type="float">
            <text:p>755091</text:p>
          </table:table-cell>
          <table:table-cell table:style-name="ce20" office:value-type="float" office:value="721451" calcext:value-type="float">
            <text:p>721451</text:p>
          </table:table-cell>
          <table:table-cell table:style-name="ce20" office:value-type="float" office:value="733290" calcext:value-type="float">
            <text:p>733290</text:p>
          </table:table-cell>
          <table:table-cell table:style-name="ce20" office:value-type="float" office:value="722165" calcext:value-type="float">
            <text:p>722165</text:p>
          </table:table-cell>
          <table:table-cell table:formula="of:=AVERAGE([.D29:.M29])" office:value-type="float" office:value="733360.5" calcext:value-type="float">
            <text:p>733360.5</text:p>
          </table:table-cell>
        </table:table-row>
        <table:table-row table:style-name="ro1">
          <table:table-cell/>
          <table:covered-table-cell/>
          <table:table-cell/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/00/0000</text:date>, <text:time style:data-style-name="N2" text:time-value="10:01:31.2701140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4:59:54.947175177</meta:creation-date>
    <dc:date>2019-04-03T12:28:40.902305813</dc:date>
    <meta:editing-duration>PT26M42S</meta:editing-duration>
    <meta:editing-cycles>4</meta:editing-cycles>
    <meta:generator>LibreOffice/6.0.7.3$Linux_X86_64 LibreOffice_project/00m0$Build-3</meta:generator>
    <meta:document-statistic meta:table-count="1" meta:cell-count="22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097cm" svg:height="7.112cm" xlink:href=".." xlink:type="simple" chart:class="chart:scatter" chart:style-name="ch1">
        <chart:title svg:x="2.525cm" svg:y="0.278cm" chart:style-name="ch2">
          <text:p>SORTOWANIE PRZEZ SCALANIE</text:p>
        </chart:title>
        <chart:plot-area chart:style-name="ch3" table:cell-range-address="Sheet1.C4:Sheet1.C8 Sheet1.N4:Sheet1.N8" svg:x="1.252cm" svg:y="1.199cm" svg:width="10.604cm" svg:height="4.79cm">
          <chartooo:coordinate-region svg:x="2.059cm" svg:y="1.399cm" svg:width="9.147cm" svg:height="3.943cm"/>
          <chart:axis chart:dimension="x" chart:name="primary-x" chart:style-name="ch4">
            <chart:title svg:x="5.544cm" svg:y="6.131cm" chart:style-name="ch5">
              <text:p>il. elementów</text:p>
            </chart:title>
          </chart:axis>
          <chart:axis chart:dimension="y" chart:name="primary-y" chart:style-name="ch6">
            <chart:title svg:x="0.451cm" svg:y="4.313cm" chart:style-name="ch7">
              <text:p>czas [ms]</text:p>
            </chart:title>
            <chart:grid chart:style-name="ch8" chart:class="major"/>
          </chart:axis>
          <chart:series chart:style-name="ch9" chart:values-cell-range-address="Sheet1.N4:Sheet1.N8" chart:class="chart:scatter">
            <chart:domain table:cell-range-address="Sheet1.C4:Sheet1.C8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C4:Sheet1.C8</svg:desc>
                </draw:g>
              </table:table-cell>
              <table:table-cell office:value-type="float" office:value="0.0142848">
                <text:p>0.0142848</text:p>
                <draw:g>
                  <svg:desc>Sheet1.N4:Sheet1.N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1458861">
                <text:p>0.14588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1.81747">
                <text:p>1.817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20.93052">
                <text:p>20.930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293.6566">
                <text:p>293.65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921cm" svg:height="6.987cm" xlink:href=".." xlink:type="simple" chart:class="chart:scatter" chart:style-name="ch1">
        <chart:title svg:x="2.501cm" svg:y="0.275cm" chart:style-name="ch2">
          <text:p>SORTOWANIE PRZEZ KOPCOWANIE</text:p>
        </chart:title>
        <chart:plot-area chart:style-name="ch3" table:cell-range-address="Sheet1.C15:Sheet1.C19 Sheet1.N15:Sheet1.N19" svg:x="1.269cm" svg:y="1.193cm" svg:width="11.394cm" svg:height="4.674cm">
          <chartooo:coordinate-region svg:x="2.076cm" svg:y="1.392cm" svg:width="9.937cm" svg:height="3.828cm"/>
          <chart:axis chart:dimension="x" chart:name="primary-x" chart:style-name="ch4">
            <chart:title svg:x="5.956cm" svg:y="6.006cm" chart:style-name="ch5">
              <text:p>il. elementów</text:p>
            </chart:title>
          </chart:axis>
          <chart:axis chart:dimension="y" chart:name="primary-y" chart:style-name="ch6">
            <chart:title svg:x="0.451cm" svg:y="4.249cm" chart:style-name="ch7">
              <text:p>czas [ms]</text:p>
            </chart:title>
            <chart:grid chart:style-name="ch8" chart:class="major"/>
          </chart:axis>
          <chart:series chart:style-name="ch9" chart:values-cell-range-address="Sheet1.N15:Sheet1.N19" chart:class="chart:scatter">
            <chart:domain table:cell-range-address="Sheet1.C15:Sheet1.C19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C15:Sheet1.C19</svg:desc>
                </draw:g>
              </table:table-cell>
              <table:table-cell office:value-type="float" office:value="0.0142392">
                <text:p>0.0142392</text:p>
                <draw:g>
                  <svg:desc>Sheet1.N15:Sheet1.N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1685216">
                <text:p>0.1685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2.142494">
                <text:p>2.1424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29.64029">
                <text:p>29.640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399.2369">
                <text:p>399.23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952cm" svg:height="8.724cm" xlink:href=".." xlink:type="simple" chart:class="chart:scatter" chart:style-name="ch1">
        <chart:title svg:x="5.609cm" svg:y="0.31cm" chart:style-name="ch2">
          <text:p>SORTOWANIE PRZEZ WSTAWIANIE</text:p>
        </chart:title>
        <chart:plot-area chart:style-name="ch3" table:cell-range-address="Sheet1.C25:Sheet1.C29 Sheet1.N25:Sheet1.N29" svg:x="1.39cm" svg:y="1.263cm" svg:width="17.183cm" svg:height="6.306cm">
          <chartooo:coordinate-region svg:x="2.302cm" svg:y="1.463cm" svg:width="14.986cm" svg:height="5.459cm"/>
          <chart:axis chart:dimension="x" chart:name="primary-x" chart:style-name="ch4">
            <chart:title svg:x="8.971cm" svg:y="7.743cm" chart:style-name="ch5">
              <text:p>il. elementów</text:p>
            </chart:title>
          </chart:axis>
          <chart:axis chart:dimension="y" chart:name="primary-y" chart:style-name="ch4">
            <chart:title svg:x="0.451cm" svg:y="5.135cm" chart:style-name="ch6">
              <text:p>czas [ms]</text:p>
            </chart:title>
            <chart:grid chart:style-name="ch7" chart:class="major"/>
          </chart:axis>
          <chart:series chart:style-name="ch8" chart:values-cell-range-address="Sheet1.N25:Sheet1.N29" chart:class="chart:scatter">
            <chart:domain table:cell-range-address="Sheet1.C25:Sheet1.C29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C25:Sheet1.C29</svg:desc>
                </draw:g>
              </table:table-cell>
              <table:table-cell office:value-type="float" office:value="0.0114381">
                <text:p>0.0114381</text:p>
                <draw:g>
                  <svg:desc>Sheet1.N25:Sheet1.N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7125184">
                <text:p>0.71251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70.84025">
                <text:p>70.84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6928.848">
                <text:p>6928.8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733360.5">
                <text:p>733360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541cm" svg:height="12.113cm" xlink:href=".." xlink:type="simple" chart:class="chart:scatter" chart:style-name="ch1">
        <chart:legend chart:legend-position="end" svg:x="19.398cm" svg:y="5.259cm" style:legend-expansion="high" chart:style-name="ch2"/>
        <chart:plot-area chart:style-name="ch3" table:cell-range-address="Sheet1.C4:Sheet1.C8 Sheet1.N4:Sheet1.N8 Sheet1.N15:Sheet1.N19 Sheet1.N25:Sheet1.N29" chart:data-source-has-labels="row" svg:x="0.45cm" svg:y="0.242cm" svg:width="18.498cm" svg:height="11.629cm">
          <chartooo:coordinate-region svg:x="1.362cm" svg:y="0.442cm" svg:width="16.301cm" svg:height="10.7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N4:Sheet1.N8" loext:label-string="scalanie" chart:class="chart:scatter">
            <chart:domain table:cell-range-address="Sheet1.C4:Sheet1.C8"/>
            <chart:data-point chart:repeated="5"/>
          </chart:series>
          <chart:series chart:style-name="ch7" chart:values-cell-range-address="Sheet1.N15:Sheet1.N19" loext:label-string="kopcowanie" chart:class="chart:scatter">
            <chart:domain table:cell-range-address="Sheet1.C15:Sheet1.C19"/>
            <chart:data-point chart:repeated="5"/>
          </chart:series>
          <chart:series chart:style-name="ch8" chart:values-cell-range-address="Sheet1.N25:Sheet1.N29" loext:label-string="wstawianie" chart:class="chart:scatter">
            <chart:domain table:cell-range-address="Sheet1.C25:Sheet1.C29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calanie</text:p>
              </table:table-cell>
              <table:table-cell office:value-type="string">
                <text:p>Column C</text:p>
              </table:table-cell>
              <table:table-cell office:value-type="string">
                <text:p>kopcowanie</text:p>
              </table:table-cell>
              <table:table-cell office:value-type="string">
                <text:p>Column C</text:p>
              </table:table-cell>
              <table:table-cell office:value-type="string">
                <text:p>wstawiani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C4:Sheet1.C8</svg:desc>
                </draw:g>
              </table:table-cell>
              <table:table-cell office:value-type="float" office:value="0.0142848">
                <text:p>0.0142848</text:p>
                <draw:g>
                  <svg:desc>Sheet1.N4:Sheet1.N8</svg:desc>
                </draw:g>
              </table:table-cell>
              <table:table-cell office:value-type="float" office:value="100">
                <text:p>100</text:p>
                <draw:g>
                  <svg:desc>Sheet1.C15:Sheet1.C19</svg:desc>
                </draw:g>
              </table:table-cell>
              <table:table-cell office:value-type="float" office:value="0.0142392">
                <text:p>0.0142392</text:p>
                <draw:g>
                  <svg:desc>Sheet1.N15:Sheet1.N19</svg:desc>
                </draw:g>
              </table:table-cell>
              <table:table-cell office:value-type="float" office:value="100">
                <text:p>100</text:p>
                <draw:g>
                  <svg:desc>Sheet1.C25:Sheet1.C29</svg:desc>
                </draw:g>
              </table:table-cell>
              <table:table-cell office:value-type="float" office:value="0.0114381">
                <text:p>0.0114381</text:p>
                <draw:g>
                  <svg:desc>Sheet1.N25:Sheet1.N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1458861">
                <text:p>0.1458861</text:p>
              </table:table-cell>
              <table:table-cell office:value-type="float" office:value="1000">
                <text:p>1000</text:p>
              </table:table-cell>
              <table:table-cell office:value-type="float" office:value="0.1685216">
                <text:p>0.1685216</text:p>
              </table:table-cell>
              <table:table-cell office:value-type="float" office:value="1000">
                <text:p>1000</text:p>
              </table:table-cell>
              <table:table-cell office:value-type="float" office:value="0.7125184">
                <text:p>0.71251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1.81747">
                <text:p>1.81747</text:p>
              </table:table-cell>
              <table:table-cell office:value-type="float" office:value="10000">
                <text:p>10000</text:p>
              </table:table-cell>
              <table:table-cell office:value-type="float" office:value="2.142494">
                <text:p>2.142494</text:p>
              </table:table-cell>
              <table:table-cell office:value-type="float" office:value="10000">
                <text:p>10000</text:p>
              </table:table-cell>
              <table:table-cell office:value-type="float" office:value="70.84025">
                <text:p>70.84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20.93052">
                <text:p>20.93052</text:p>
              </table:table-cell>
              <table:table-cell office:value-type="float" office:value="100000">
                <text:p>100000</text:p>
              </table:table-cell>
              <table:table-cell office:value-type="float" office:value="29.64029">
                <text:p>29.64029</text:p>
              </table:table-cell>
              <table:table-cell office:value-type="float" office:value="100000">
                <text:p>100000</text:p>
              </table:table-cell>
              <table:table-cell office:value-type="float" office:value="6928.848">
                <text:p>6928.8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293.6566">
                <text:p>293.6566</text:p>
              </table:table-cell>
              <table:table-cell office:value-type="float" office:value="1000000">
                <text:p>1000000</text:p>
              </table:table-cell>
              <table:table-cell office:value-type="float" office:value="399.2369">
                <text:p>399.2369</text:p>
              </table:table-cell>
              <table:table-cell office:value-type="float" office:value="1000000">
                <text:p>1000000</text:p>
              </table:table-cell>
              <table:table-cell office:value-type="float" office:value="733360.5">
                <text:p>733360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